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078" officeooo:paragraph-rsid="0008a078"/>
    </style:style>
    <style:style style:name="P2" style:family="paragraph" style:parent-style-name="Standard">
      <style:text-properties officeooo:rsid="000c543a" officeooo:paragraph-rsid="000c543a"/>
    </style:style>
    <style:style style:name="P3" style:family="paragraph" style:parent-style-name="Standard">
      <style:text-properties officeooo:rsid="003a2843" officeooo:paragraph-rsid="003a2843"/>
    </style:style>
    <style:style style:name="P4" style:family="paragraph" style:parent-style-name="Standard">
      <style:text-properties officeooo:rsid="003d8037" officeooo:paragraph-rsid="003d8037"/>
    </style:style>
    <style:style style:name="P5" style:family="paragraph" style:parent-style-name="Standard">
      <style:text-properties officeooo:rsid="00403d02" officeooo:paragraph-rsid="0069bd77"/>
    </style:style>
    <style:style style:name="P6" style:family="paragraph" style:parent-style-name="Standard">
      <style:text-properties officeooo:rsid="00415e7d" officeooo:paragraph-rsid="00415e7d"/>
    </style:style>
    <style:style style:name="P7" style:family="paragraph" style:parent-style-name="Standard">
      <style:text-properties officeooo:rsid="0043b10b" officeooo:paragraph-rsid="0043b10b"/>
    </style:style>
    <style:style style:name="P8" style:family="paragraph" style:parent-style-name="Standard">
      <style:text-properties officeooo:rsid="0045aff8" officeooo:paragraph-rsid="0045aff8"/>
    </style:style>
    <style:style style:name="P9" style:family="paragraph" style:parent-style-name="Standard">
      <style:text-properties officeooo:rsid="0048159e" officeooo:paragraph-rsid="0048159e"/>
    </style:style>
    <style:style style:name="P10" style:family="paragraph" style:parent-style-name="Standard">
      <style:text-properties officeooo:rsid="004b8712" officeooo:paragraph-rsid="004b8712"/>
    </style:style>
    <style:style style:name="P11" style:family="paragraph" style:parent-style-name="Standard">
      <style:text-properties officeooo:rsid="004d318e" officeooo:paragraph-rsid="004d318e"/>
    </style:style>
    <style:style style:name="P12" style:family="paragraph" style:parent-style-name="Standard">
      <style:text-properties officeooo:rsid="005fa10f" officeooo:paragraph-rsid="005fa10f"/>
    </style:style>
    <style:style style:name="P13" style:family="paragraph" style:parent-style-name="Standard">
      <style:text-properties officeooo:rsid="0069bd77" officeooo:paragraph-rsid="0069bd77"/>
    </style:style>
    <style:style style:name="P14" style:family="paragraph" style:parent-style-name="Standard">
      <style:text-properties officeooo:rsid="0069bd77" officeooo:paragraph-rsid="0069bd77"/>
    </style:style>
    <style:style style:name="P15" style:family="paragraph" style:parent-style-name="Standard">
      <style:text-properties style:text-underline-style="none" officeooo:rsid="0041e3e6" officeooo:paragraph-rsid="0042e102"/>
    </style:style>
    <style:style style:name="P16" style:family="paragraph" style:parent-style-name="Standard">
      <style:text-properties style:text-underline-style="none" officeooo:rsid="0045aff8" officeooo:paragraph-rsid="0045aff8"/>
    </style:style>
    <style:style style:name="P17" style:family="paragraph" style:parent-style-name="Standard">
      <style:text-properties style:text-underline-style="none" officeooo:rsid="004a13d0" officeooo:paragraph-rsid="0048159e"/>
    </style:style>
    <style:style style:name="P18" style:family="paragraph" style:parent-style-name="Standard">
      <style:text-properties style:text-underline-style="none" officeooo:rsid="004b8712" officeooo:paragraph-rsid="004b8712"/>
    </style:style>
    <style:style style:name="P19" style:family="paragraph" style:parent-style-name="Standard">
      <style:text-properties style:text-underline-style="none" officeooo:rsid="004e4bbf" officeooo:paragraph-rsid="004d318e"/>
    </style:style>
    <style:style style:name="P20" style:family="paragraph" style:parent-style-name="Standard">
      <style:text-properties style:text-underline-style="none" officeooo:rsid="0052dff3" officeooo:paragraph-rsid="004d318e"/>
    </style:style>
    <style:style style:name="P21" style:family="paragraph" style:parent-style-name="Standard">
      <style:text-properties style:text-underline-style="none" officeooo:rsid="00546aad" officeooo:paragraph-rsid="004d318e"/>
    </style:style>
    <style:style style:name="T1" style:family="text">
      <style:text-properties officeooo:rsid="00113167"/>
    </style:style>
    <style:style style:name="T2" style:family="text">
      <style:text-properties officeooo:rsid="001df359"/>
    </style:style>
    <style:style style:name="T3" style:family="text">
      <style:text-properties officeooo:rsid="00224023"/>
    </style:style>
    <style:style style:name="T4" style:family="text">
      <style:text-properties officeooo:rsid="00243325"/>
    </style:style>
    <style:style style:name="T5" style:family="text">
      <style:text-properties officeooo:rsid="00361646"/>
    </style:style>
    <style:style style:name="T6" style:family="text">
      <style:text-properties officeooo:rsid="00380ed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41e3e6"/>
    </style:style>
    <style:style style:name="T10" style:family="text">
      <style:text-properties style:text-underline-style="none" officeooo:rsid="00479ec5"/>
    </style:style>
    <style:style style:name="T11" style:family="text">
      <style:text-properties style:text-underline-style="none" officeooo:rsid="004a13d0"/>
    </style:style>
    <style:style style:name="T12" style:family="text">
      <style:text-properties style:text-underline-style="none" officeooo:rsid="004e4bbf"/>
    </style:style>
    <style:style style:name="T13" style:family="text">
      <style:text-properties style:text-underline-style="none" officeooo:rsid="005177cd"/>
    </style:style>
    <style:style style:name="T14" style:family="text">
      <style:text-properties style:text-underline-style="none" officeooo:rsid="0052dff3"/>
    </style:style>
    <style:style style:name="T15" style:family="text">
      <style:text-properties style:text-underline-style="none" officeooo:rsid="00546aad"/>
    </style:style>
    <style:style style:name="T16" style:family="text">
      <style:text-properties style:text-underline-style="none" officeooo:rsid="005a10ec"/>
    </style:style>
    <style:style style:name="T17" style:family="text">
      <style:text-properties style:text-underline-style="none" officeooo:rsid="005ddd99"/>
    </style:style>
    <style:style style:name="T18" style:family="text">
      <style:text-properties style:text-underline-style="none" officeooo:rsid="006b4034"/>
    </style:style>
    <style:style style:name="T19" style:family="text">
      <style:text-properties style:text-underline-style="none" officeooo:rsid="006c7199"/>
    </style:style>
    <style:style style:name="T20" style:family="text">
      <style:text-properties style:text-underline-style="none" officeooo:rsid="00795c0b"/>
    </style:style>
    <style:style style:name="T21" style:family="text">
      <style:text-properties style:text-underline-style="none" officeooo:rsid="00938118"/>
    </style:style>
    <style:style style:name="T22" style:family="text">
      <style:text-properties style:text-underline-style="none" officeooo:rsid="00948b62"/>
    </style:style>
    <style:style style:name="T23" style:family="text">
      <style:text-properties officeooo:rsid="00546aad"/>
    </style:style>
    <style:style style:name="T24" style:family="text">
      <style:text-properties officeooo:rsid="0054a9ac"/>
    </style:style>
    <style:style style:name="T25" style:family="text">
      <style:text-properties officeooo:rsid="0060e573"/>
    </style:style>
    <style:style style:name="T26" style:family="text">
      <style:text-properties officeooo:rsid="00667127"/>
    </style:style>
    <style:style style:name="T27" style:family="text">
      <style:text-properties officeooo:rsid="0069bd77"/>
    </style:style>
    <style:style style:name="T28" style:family="text">
      <style:text-properties officeooo:rsid="0075d787"/>
    </style:style>
    <style:style style:name="T29" style:family="text">
      <style:text-properties officeooo:rsid="0096b043"/>
    </style:style>
    <style:style style:name="T30" style:family="text">
      <style:text-properties officeooo:rsid="00973d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 <text:span text:style-name="T24">sống ở</text:span> hà nội. nam là học sinh và đang học lớp mười hai. bố nam <text:span text:style-name="T25">tên đạt và</text:span> là giám đốc, mẹ nam <text:span text:style-name="T26">tên nhi và </text:span>là giáo viên môn toán, vì vậy nam <text:span text:style-name="T2">học giỏi</text:span> môn <text:span text:style-name="T3">toán</text:span>. nam là học sinh giỏi <text:span text:style-name="T30">trong lớp</text:span>. nam rất thích <text:span text:style-name="T5">thể thao</text:span> . hoa là bạn gái của nam. hoa học cùng lớp với nam. hoa và nam yêu nhau được hai năm. họ hay đọc sách ở thư viên. bố mẹ nam cũng yêu quý hoa.</text:p>
      <text:p text:style-name="P2"/>
      <text:p text:style-name="P2">Từ Vựng</text:p>
      <text:p text:style-name="P2">{ (nam,0), <text:span text:style-name="T1">(ở, 2), (hà_nội,0), (học_sinh,1), (hoc,2),(lớp_mười_hai,1), (bố_nam, 0),(giám_đốc,1), (mẹ_nam,0), (giao_vien,2),(môn_toán,0), (hoc_sinh_giỏi,0), (của,3), (lớp,2), (thich,2), <text:s/></text:span></text:p>
      <text:p text:style-name="P2"/>
      <text:p text:style-name="P2"><text:span text:style-name="T23">sống_ở</text:span>(<text:span text:style-name="T6">nam, Hà nội)</text:span></text:p>
      <text:p text:style-name="P3">học_sinh(nam)</text:p>
      <text:p text:style-name="P4">học(nam, lớp_mười_hai)</text:p>
      <text:p text:style-name="P5">Bố(đat, <text:span text:style-name="T27">nam)</text:span></text:p>
      <text:p text:style-name="P13">giám_đọc(đat).<text:tab/></text:p>
      <text:p text:style-name="P6">mẹ(<text:span text:style-name="T28">nhi</text:span><text:span text:style-name="T7">,</text:span><text:span text:style-name="T8"> </text:span><text:span text:style-name="T9">nam).</text:span></text:p>
      <text:p text:style-name="P13"><text:span text:style-name="T9">giáo_</text:span><text:span text:style-name="T8">viên(</text:span><text:span text:style-name="T20">n</text:span><text:span text:style-name="T8">hi, môn_toán).</text:span></text:p>
      <text:p text:style-name="P15"/>
      <text:p text:style-name="P7"><text:span text:style-name="T9">học_</text:span><text:span text:style-name="T8">giỏi(nam,môn_toán)</text:span></text:p>
      <text:p text:style-name="P16"/>
      <text:p text:style-name="P8"><text:span text:style-name="T22">hoc_sinh_giỏi</text:span><text:span text:style-name="T8">(nam,lớp)</text:span><text:span text:style-name="T10"><text:line-break/></text:span></text:p>
      <text:p text:style-name="P9"><text:span text:style-name="T10">t</text:span><text:span text:style-name="T8">hích(nam,thể_thao,rất)</text:span></text:p>
      <text:p text:style-name="P17"/>
      <text:p text:style-name="P10"><text:span text:style-name="T21">ban_gái</text:span><text:span text:style-name="T11">( </text:span><text:span text:style-name="T8">hoa,nami)</text:span></text:p>
      <text:p text:style-name="P18"/>
      <text:p text:style-name="P11"><text:span text:style-name="T8">học_</text:span><text:span text:style-name="T13">cùng_lớp</text:span><text:span text:style-name="T8">(hoa,nam</text:span><text:span text:style-name="T12">).</text:span></text:p>
      <text:p text:style-name="P19"/>
      <text:p text:style-name="P11"><text:span text:style-name="T12">yêu</text:span><text:span text:style-name="T14">(hoa,nam,hai_năm</text:span><text:span text:style-name="T16">)</text:span></text:p>
      <text:p text:style-name="P20"/>
      <text:p text:style-name="P11"><text:span text:style-name="T14">đọc_</text:span><text:span text:style-name="T15">sách(họ, thư_viện,</text:span><text:span text:style-name="T17">hay</text:span><text:span text:style-name="T15">).</text:span></text:p>
      <text:p text:style-name="P12"><text:span text:style-name="T15">yêu_</text:span><text:span text:style-name="T18">qúy(đạt,lan)</text:span></text:p>
      <text:p text:style-name="P12"><text:span text:style-name="T18">yêu_</text:span><text:span text:style-name="T19">qúy(nhi,lan)</text:span></text:p>
      <text:p text:style-name="P21"/>
      <text:p text:style-name="P21"/>
      <text:p text:style-name="P21"/>
      <text:p text:style-name="P2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9:28:35.941793915</meta:creation-date>
    <dc:date>2018-12-24T11:23:34.194992378</dc:date>
    <meta:editing-duration>PT1H15M15S</meta:editing-duration>
    <meta:editing-cycles>124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28" meta:character-count="858" meta:non-whitespace-character-count="745"/>
  </office:meta>
</office:document-meta>
</file>